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draw:marker-start-width="0.152cm" draw:marker-end-width="0.152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width="0.102cm" draw:marker-start-width="0.305cm" draw:marker-end-width="0.305cm" draw:fill="solid" draw:fill-color="#8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4.572cm"/>
    </style:style>
    <style:style style:name="gr6" style:family="graphic" style:parent-style-name="standard">
      <style:graphic-properties draw:stroke="none" svg:stroke-width="0.102cm" svg:stroke-color="#000000" draw:marker-start-width="0.305cm" draw:marker-end-width="0.305cm" draw:fill="none" draw:fill-color="#ffffff" fo:min-height="1.147cm"/>
    </style:style>
    <style:style style:name="gr7" style:family="graphic" style:parent-style-name="standard">
      <style:graphic-properties draw:stroke="none" svg:stroke-width="0.102cm" svg:stroke-color="#000000" draw:marker-start-width="0.152cm" draw:marker-end-width="0.152cm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356cm" svg:stroke-color="#800080" draw:marker-start-width="0.684cm" draw:marker-end="Arrow" draw:marker-end-width="0.684cm" draw:fill="none" draw:fill-color="#dc2300" draw:textarea-vertical-align="middle" fo:padding-top="0.301cm" fo:padding-bottom="0.301cm" fo:padding-left="0.426cm" fo:padding-right="0.426cm"/>
    </style:style>
    <style:style style:name="gr9" style:family="graphic" style:parent-style-name="standard">
      <style:graphic-properties draw:stroke="none" svg:stroke-width="0.102cm" svg:stroke-color="#000000" draw:marker-start-width="0.305cm" draw:marker-end-width="0.305cm" draw:fill="none" draw:fill-color="#ffffff" fo:min-height="1.905cm"/>
    </style:style>
    <style:style style:name="gr10" style:family="graphic" style:parent-style-name="objectwithoutfill">
      <style:graphic-properties svg:stroke-width="0.203cm" svg:stroke-color="#800080" draw:marker-start-width="0.812cm" draw:marker-end="Arrow" draw:marker-end-width="0.914cm" draw:fill="none" draw:fill-color="#dc2300" draw:textarea-vertical-align="middle" fo:padding-top="0.226cm" fo:padding-bottom="0.226cm" fo:padding-left="0.351cm" fo:padding-right="0.351cm"/>
    </style:style>
    <style:style style:name="gr11" style:family="graphic" style:parent-style-name="standard">
      <style:graphic-properties draw:stroke="none" svg:stroke-color="#000000" draw:fill="none" draw:fill-color="#ffffff" fo:min-height="0.889cm"/>
    </style:style>
    <style:style style:name="gr12" style:family="graphic" style:parent-style-name="standard">
      <style:graphic-properties svg:stroke-width="0.102cm" svg:stroke-color="#00ff00" draw:marker-start="Square" draw:marker-start-width="0.305cm" draw:marker-end="Arrow" draw:marker-end-width="0.305cm" draw:fill="solid" draw:fill-color="#dc2300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svg:stroke-color="#00ff00" draw:marker-start="Square" draw:marker-start-width="0.305cm" draw:marker-end="Arrow" draw:marker-end-width="0.305cm" draw:fill="solid" draw:fill-color="#00ff00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svg:stroke-width="0.102cm" svg:stroke-color="#00ff00" draw:marker-start="Square" draw:marker-start-width="0.152cm" draw:marker-end="Arrow" draw:marker-end-width="0.152cm" draw:fill="solid" draw:fill-color="#dc2300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entury Schoolbook L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style:font-name="Century Schoolbook 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382cm" svg:y1="10.529cm" svg:x2="5.572cm" svg:y2="6.465cm">
          <text:p/>
        </draw:line>
        <draw:line draw:style-name="gr2" draw:text-style-name="P1" draw:layer="layout" svg:x1="9.382cm" svg:y1="10.529cm" svg:x2="14.208cm" svg:y2="6.973cm">
          <text:p/>
        </draw:line>
        <draw:line draw:style-name="gr1" draw:text-style-name="P1" draw:layer="layout" svg:x1="5.572cm" svg:y1="6.465cm" svg:x2="8.747cm" svg:y2="1.893cm">
          <text:p/>
        </draw:line>
        <draw:line draw:style-name="gr1" draw:text-style-name="P1" draw:layer="layout" svg:x1="8.747cm" svg:y1="1.893cm" svg:x2="14.716cm" svg:y2="2.655cm">
          <text:p/>
        </draw:line>
        <draw:line draw:style-name="gr2" draw:text-style-name="P1" draw:layer="layout" svg:x1="14.716cm" svg:y1="2.655cm" svg:x2="14.208cm" svg:y2="6.973cm">
          <text:p/>
        </draw:line>
        <draw:line draw:style-name="gr3" draw:text-style-name="P1" draw:layer="layout" svg:x1="9.382cm" svg:y1="10.529cm" svg:x2="9.382cm" svg:y2="15.355cm">
          <text:p/>
        </draw:line>
        <draw:line draw:style-name="gr2" draw:text-style-name="P1" draw:layer="layout" svg:x1="9.382cm" svg:y1="15.355cm" svg:x2="16.367cm" svg:y2="17.133cm">
          <text:p/>
        </draw:line>
        <draw:line draw:style-name="gr1" draw:text-style-name="P1" draw:layer="layout" svg:x1="14.208cm" svg:y1="6.973cm" svg:x2="16.367cm" svg:y2="17.133cm">
          <text:p/>
        </draw:line>
        <draw:line draw:style-name="gr1" draw:text-style-name="P1" draw:layer="layout" svg:x1="5.572cm" svg:y1="6.465cm" svg:x2="2.143cm" svg:y2="8.37cm">
          <text:p/>
        </draw:line>
        <draw:line draw:style-name="gr1" draw:text-style-name="P1" draw:layer="layout" svg:x1="2.143cm" svg:y1="8.37cm" svg:x2="3.54cm" svg:y2="15.609cm">
          <text:p/>
        </draw:line>
        <draw:line draw:style-name="gr2" draw:text-style-name="P1" draw:layer="layout" svg:x1="3.54cm" svg:y1="15.609cm" svg:x2="9.382cm" svg:y2="15.355cm">
          <text:p/>
        </draw:line>
        <draw:custom-shape draw:style-name="gr4" draw:text-style-name="P1" draw:layer="layout" svg:width="1.016cm" svg:height="1.016cm" svg:x="8.747cm" svg:y="9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2.192cm" svg:height="4.822cm" svg:x="3.667cm" svg:y="19.038cm">
          <draw:text-box>
            <text:p text:style-name="P1"><text:span text:style-name="T1">Algorithm for orienting cells counter-clockwise around vertex “V”</text:span></text:p>
          </draw:text-box>
        </draw:frame>
        <draw:frame draw:style-name="gr6" draw:text-style-name="P3" draw:layer="layout" svg:width="1.27cm" svg:height="1.397cm" svg:x="9.89cm" svg:y="5.195cm">
          <draw:text-box>
            <text:p><text:span text:style-name="T2">A</text:span></text:p>
          </draw:text-box>
        </draw:frame>
        <draw:frame draw:style-name="gr7" draw:text-style-name="P3" draw:layer="layout" svg:width="0.959cm" svg:height="0.962cm" svg:x="12.303cm" svg:y="12.053cm">
          <draw:text-box>
            <text:p><text:span text:style-name="T2">B</text:span></text:p>
          </draw:text-box>
        </draw:frame>
        <draw:line draw:style-name="gr8" draw:text-style-name="P1" draw:layer="layout" svg:x1="6.842cm" svg:y1="11.541cm" svg:x2="8.493cm" svg:y2="10.906cm">
          <text:p/>
        </draw:line>
        <draw:frame draw:style-name="gr9" draw:text-style-name="P4" draw:layer="layout" svg:width="1.411cm" svg:height="2.155cm" svg:x="5.318cm" svg:y="11.335cm">
          <draw:text-box>
            <text:p text:style-name="P4"><text:span text:style-name="T3">V</text:span></text:p>
          </draw:text-box>
        </draw:frame>
        <draw:custom-shape draw:style-name="gr4" draw:text-style-name="P1" draw:layer="layout" svg:width="1.016cm" svg:height="1.016cm" svg:x="8.747cm" svg:y="9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889cm" svg:height="1.016cm" svg:x="13.7cm" svg:y="6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7.256cm" svg:y1="6.334cm" svg:x2="15.097cm" svg:y2="6.842cm">
          <text:p/>
        </draw:line>
        <draw:frame draw:style-name="gr11" draw:text-style-name="P4" draw:layer="layout" svg:width="2.032cm" svg:height="1.356cm" svg:x="17.383cm" svg:y="5.826cm">
          <draw:text-box>
            <text:p text:style-name="P4"><text:span text:style-name="T3">V'</text:span></text:p>
          </draw:text-box>
        </draw:frame>
        <draw:line draw:style-name="gr12" draw:text-style-name="P1" draw:layer="layout" svg:x1="10.017cm" svg:y1="9.636cm" svg:x2="13.192cm" svg:y2="7.35cm">
          <text:p/>
        </draw:line>
        <draw:line draw:style-name="gr13" draw:text-style-name="P1" draw:layer="layout" svg:x1="13.954cm" svg:y1="6.334cm" svg:x2="14.335cm" svg:y2="3.159cm">
          <text:p/>
        </draw:line>
        <draw:line draw:style-name="gr12" draw:text-style-name="P1" draw:layer="layout" svg:x1="13.954cm" svg:y1="7.985cm" svg:x2="10.398cm" svg:y2="10.525cm">
          <text:p/>
        </draw:line>
        <draw:line draw:style-name="gr14" draw:text-style-name="P1" draw:layer="layout" svg:x1="10.144cm" svg:y1="11.033cm" svg:x2="10.144cm" svg:y2="14.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lvyn Drag</meta:initial-creator>
    <meta:creation-date>2014-09-01T23:30:43</meta:creation-date>
    <dc:date>2014-12-27T14:28:22.835353571</dc:date>
    <dc:creator>Melvyn Drag</dc:creator>
    <meta:editing-duration>P0D</meta:editing-duration>
    <meta:editing-cycles>2</meta:editing-cycles>
    <meta:generator>LibreOffice/4.2.7.2$Linux_x86 LibreOffice_project/420m0$Build-2</meta:generator>
    <meta:document-statistic meta:object-count="25"/>
  </office:meta>
</office:document-meta>
</file>